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Support Vector Machine*</text:p>
      <text:p text:style-name="Standard">R-squared: 0.8824128875475248</text:p>
      <text:p text:style-name="Standard">MSE: 0.26666666666666666</text:p>
      <text:p text:style-name="Standard">Precision: 0.8188759641524769</text:p>
      <text:p text:style-name="Standard">Recall: 0.8478071656576297</text:p>
      <text:p text:style-name="Standard">accuracy: 0.88</text:p>
      <text:p text:style-name="Standard">f1: 0.82432317848706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8:41:20.059166328</meta:creation-date>
    <dc:date>2019-05-01T18:41:45.480421687</dc:date>
    <meta:editing-duration>PT26S</meta:editing-duration>
    <meta:editing-cycles>1</meta:editing-cycles>
    <meta:document-statistic meta:table-count="0" meta:image-count="0" meta:object-count="0" meta:page-count="1" meta:paragraph-count="7" meta:word-count="15" meta:character-count="168" meta:non-whitespace-character-count="160"/>
    <meta:generator>LibreOffice/6.0.7.3$Linux_X86_64 LibreOffice_project/00m0$Build-3</meta:generator>
  </office:meta>
</office:document-meta>
</file>